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2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ura Adaptacyjne są dość kontrowersyjnym rodzajem fanfików MLP, a ich popularność już dawno temu przygasła. Mimo to wciąż co pewien czas wychodzą nowe, z reguły dość krótkie, opowiadanka i cały czas dostępne są wszystkie klasyki – od fików Chatoyance po np. dzieła AegisExemplara. Czasami można natrafić na istne perełki – i wielka szkoda, że “Ten days” pióra Windchasera do nich nie należy.</text:p>
      <text:p text:style-name="P1"/>
      <text:p text:style-name="P1">Poza “Ten days” autor spłodził całkiem przyjemne “Last man standing”, opowiadające o historii spotkania Twilight z ostatnim człowiekiem na Ziemi odmawiającym ponifikacji. Co prawda LMS czasami drażniło typowymi grzechami opowiadań traktujących o Biurach Ponifikacyjnych, takimi jak zbytnie uproszczenie sytuacji czy demonizacja niektórych z postaci, ale wady nie rzucały się aż tak bardzo w oczy i ogólnie całość nieźle się prezentowała na tle innych fików z tego podgatunku, szczególnie biorąc pod uwagę, że był to debiut autora. Niestety, kolejne dłuższe dzieło Windchasera okazało się nie dorastać swojemu poprzednikowi do pięt.</text:p>
      <text:p text:style-name="P1"/>
      <text:p text:style-name="P1">Opowiadanie rozpoczyna się istnym trzęsieniem ziemi: w fabryce, w której pracują rodzice głównego bohatera, nastolatka imieniem Jay, dochodzi do wypadku, w wyniku którego giną zarówno oni, jak i wiele innych dzieciatych pracowników. Korporacja, do której należy fabryka i która do tej pory oferowała swoim pracownikom sporo usług socjalnych, stawia przed grupką sierot wybór – mogą albo rozpocząć pracę u nich i w zamian za to dalej otrzymywać wszystkie świadczenia, które otrzymywali ich rodzice, albo mogą zostać przetransportowani do najbliższego biura adaptacyjnego i przestać być ich problemem. Biorąc pod uwagę tematykę opowiadania, nietrudno się domyślić, którą opcję wybierają, prawda?</text:p>
      <text:p text:style-name="P1"/>
      <text:p text:style-name="P1">Pierwsza połowa opowiadania toczy się więc w biurze adaptacyjnym i, tak szczerze powiedziawszy, nic nie zapowiada tam katastrofy. Ot, mamy do czynienia z całkiem przyjemnym slice of life, opisującym grupkę odrobinę straumatyzowanych nastolatków, ze swoimi własnymi problemami, uczuciami i oczekiwaniami. Opowiadanie rzuca nam sporo postaci, różniących się od siebie i z reguły dających się polubić, i każe im zabawiać czytelników przez kilka rozdziałów. Do pewnego momentu myślałem nawet, że będzie to jedno z przyjemniejszych opowiadań, jakie było mi dane czytać w tym gatunku, i to mimo kilku wad.</text:p>
      <text:p text:style-name="P1"/>
      <text:p text:style-name="P1">Niestety, w pewnym momencie nadchodzi TEN rozdział. Wyobraźcie sobie “Anię z Zielonego Wzgórza”, która nagle w połowie cyklu przekształca się w brutalną książkę o pobycie dzieci Ani na froncie zachodnim i ich śmierci pod Ypres; “Kubusia Puchatka”, który staje się książką o terapii chorego psychicznie dziecka, które jest przekonane, że jego zabawki żyją; albo “Grę o Tron”, w której nagle część z postaci udaje się na dziką wycieczkę na inny kontynent, przekształcając całość w komedię, której nie powstydziłby się Terry Pratchett. Kto wie, może nawet te wszystkie rzeczy byłyby całkiem niezłe – lecz nie pasowałyby do oryginalnej tematyki. Podobnie jest tutaj – czytelnik czyta sobie całkiem fajne slice of life i nagle dostaje (metaforycznie) zdechłym karpiem prosto w twarz. Co gorsza, tutaj też zaczyna się ta gorsza część utworu, kompletnie psując pozytywne wrażenia z początku.</text:p>
      <text:p text:style-name="P1"/>
      <text:p text:style-name="P1">Wygląda to tak, jakby autor nagle stwierdził, że ma za dużo postaci i wątków, których nie umie rozwiązać, i poradził sobie z tym w najprostszy możliwy sposób – brutalnie je zarzynając (i to, w niektórych wypadkach, dosłownie). Z kolei te, które zostały, jak na przykład sprawa śmierci rodziców naszych bohaterów, zostają rozwiązane w sposób wołający wręcz o pomstę do nieba – naprawdę, jeśli rozwiązanie miało aż tak bardzo obrażać mój intelekt, to chyba już bym wolał, by aż do końca wyglądało to na zwykły przypadek. Tu trochę robienia kobiety lekkich obyczajów z logiki, tam rozwiązanie wyjęte bez zapowiedzi z czterech liter… wszystko, co w pierwszej części fika było dobre, zostaje potraktowane z brutalnością godną postaci z serii Mortal Kombat.</text:p>
      <text:p text:style-name="P1"/>
      <text:p text:style-name="P1">Na osobną wzmiankę zasługują też “czarne charaktery” – są napisane w sposób wręcz karykaturalny. Od pierwszej chwili, gdy się pojawiają, od razu wiadomo, że nie można po nich oczekiwać niczego dobrego, ale i tak gdy ich złe i niecne uczynki w końcu wychodzą na światło dzienne, to wychodzi to wręcz komicznie. Przydałaby się przynajmniej odrobina finezji – a tak brakuje chyba tylko tego, by gdzieś na początku fika “złoczyńcy” ze smakiem zjedli noworodka lub dwa, by czytelnik nie miał absolutnie żadnych wątpliwości, że to są niemili ludzie.</text:p>
      <text:p text:style-name="P1"/>
      <text:p text:style-name="P1">Na szczęście do wad nie należy styl. Opowiadanie zostało napisane poprawną angielszczyzną, może bez większego polotu, ale nie przeszkadza w czytaniu. Całość ma nieco ponad sto tysięcy słów, z czego jednak pierwsza część ma ich za mało, a druga stanowczo za dużo. Ot, po prostu kawał solidnej roboty.</text:p>
      <text:p text:style-name="P1"/>
      <text:p text:style-name="P1">Może jestem nieco uprzedzony, ze względu na to, że mój ulubiony wątek należał do tych gwałtownie uciętych (o ironio, to właśnie on był powodem mojej pozytywnej opinii na początku – po prostu byłem pozytywnie zaskoczony, jak sprawnie autor zdaje się operować zawiłościami romansowymi), ale serdecznie nie polecam tego fica. Byłby o wiele lepszy, gdyby autor albo zdecydował się podzielić go na dwie części, albo przynajmniej próbował ostrzec czytelnika, że nagle całą spokojną atmosferę w tak bardzo brutalny sposób trafi szlag. Kto jest przygotowany na to, że “Ania z Zielonego Wzgórza” nagle przejdzie w “Na zachodzie bez zmian” albo że “Gwiezdne Wojny” okażą się być nową “Diuną” – może spróbować. Mi do gustu to nie przypadło, choć znam przynajmniej jedną osobę, która – nawet mimo świadomości wszystkich wad i problemów fika – dobrze się bawiła przy czytaniu.</text:p>
      <text:p text:style-name="P1"/>
      <text:p text:style-name="P1"><text:a xlink:type="simple" xlink:href="https://www.fimfiction.net/story/4156/the-conversion-bureau-ten-days" text:style-name="Internet_20_link" text:visited-style-name="Visited_20_Internet_20_Link"><text:span text:style-name="T1">https://www.fimfiction.net/story/4156/the-conversion-bureau-ten-days</text:span>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850" meta:character-count="5723" meta:non-whitespace-character-count="4870"/>
    <meta:generator>LibreOfficeDev/5.1.0.3$Linux_X86_64 LibreOffice_project/</meta:generator>
  </office:meta>
</office:document-meta>
</file>